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34d" officeooo:paragraph-rsid="001a734d"/>
    </style:style>
    <style:style style:name="P2" style:family="paragraph" style:parent-style-name="Standard">
      <style:text-properties fo:font-weight="bold" officeooo:rsid="001a734d" officeooo:paragraph-rsid="001a734d" style:font-weight-asian="bold" style:font-weight-complex="bold"/>
    </style:style>
    <style:style style:name="P3" style:family="paragraph" style:parent-style-name="Standard">
      <style:text-properties fo:font-style="italic" officeooo:rsid="001a734d" officeooo:paragraph-rsid="001a734d" style:font-style-asian="italic" style:font-style-complex="italic"/>
    </style:style>
    <style:style style:name="P4" style:family="paragraph" style:parent-style-name="Standard">
      <style:text-properties fo:font-style="italic" fo:font-weight="normal" officeooo:rsid="001a734d" officeooo:paragraph-rsid="001a734d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normal" officeooo:rsid="001a734d" officeooo:paragraph-rsid="001a734d" style:font-weight-asian="normal" style:font-weight-complex="normal"/>
    </style:style>
    <style:style style:name="P6" style:family="paragraph" style:parent-style-name="Standard">
      <style:text-properties fo:font-variant="normal" fo:text-transform="none" fo:color="#111111" style:font-name="arial" fo:font-size="10.5pt" fo:letter-spacing="normal" fo:font-style="normal" fo:font-weight="bold" officeooo:rsid="001a734d" officeooo:paragraph-rsid="001a734d" fo:background-color="transparent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variant="normal" fo:text-transform="none" fo:color="#111111" style:font-name="arial" fo:font-size="10.5pt" fo:letter-spacing="normal" fo:font-style="normal" fo:font-weight="normal" officeooo:rsid="001b4cd7" officeooo:paragraph-rsid="001b4cd7" fo:background-color="transparent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4cd7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ization:</text:p>
      <text:p text:style-name="P1">Normalization is the process of removing the redundent data in the database so that data will be well organised as well as all related data stored at on place</text:p>
      <text:p text:style-name="P1"/>
      <text:p text:style-name="P1"><text:span text:style-name="T1">First Normal Form</text:span>:</text:p>
      <text:p text:style-name="P1">First Normal Form says that no multi-valued attribute should found in each column.</text:p>
      <text:p text:style-name="P1">Each column should contain only single valued attribute.</text:p>
      <text:p text:style-name="P1">entries in columns are same type.</text:p>
      <text:p text:style-name="P1"/>
      <text:p text:style-name="P2">Second Normal Form:</text:p>
      <text:p text:style-name="P1"/>
      <text:p text:style-name="P1">Second Normal Form stats that it should be in the first normal form and there should not be any partial dependency.</text:p>
      <text:p text:style-name="P1"/>
      <text:p text:style-name="P3">Partial Dependency:</text:p>
      <text:p text:style-name="P1"><text:tab/>Any attribute depends only on a part of candidiate key but not on all keys.</text:p>
      <text:p text:style-name="P1"/>
      <text:p text:style-name="P1"/>
      <text:p text:style-name="P2">Third Normal Form:</text:p>
      <text:p text:style-name="P2"/>
      <text:p text:style-name="P5">Third Normal Form stats that table should be in second normal form and there should not be any transitive dependency.</text:p>
      <text:p text:style-name="P5"/>
      <text:p text:style-name="P4">Transitive Dependency:</text:p>
      <text:p text:style-name="P4"><text:tab/>When one column depends on a column which is not primary key .</text:p>
      <text:p text:style-name="P4"/>
      <text:p text:style-name="P6">Boyce Codd <text:span text:style-name="T2">N</text:span>ormal <text:span text:style-name="T2">F</text:span>orm:</text:p>
      <text:p text:style-name="P7"/>
      <text:p text:style-name="P7">BCNF stats that it must be in 3<text:span text:style-name="T3">rd</text:span> Normal Form and for every functional dependency x-&gt;y, y should be superkey of tab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8:23:38.476379941</meta:creation-date>
    <dc:date>2022-01-07T18:36:16.494904653</dc:date>
    <meta:editing-duration>PT2M18S</meta:editing-duration>
    <meta:editing-cycles>1</meta:editing-cycles>
    <meta:document-statistic meta:table-count="0" meta:image-count="0" meta:object-count="0" meta:page-count="1" meta:paragraph-count="16" meta:word-count="165" meta:character-count="951" meta:non-whitespace-character-count="800"/>
    <meta:generator>LibreOffice/6.4.7.2$Linux_X86_64 LibreOffice_project/40$Build-2</meta:generator>
  </office:meta>
</office:document-meta>
</file>